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89.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82.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row table:style-name="ro1">
          <table:table-cell table:style-name="ce1" office:value-type="string" calcext:value-type="string">
            <text:p>University</text:p>
          </table:table-cell>
          <table:table-cell table:style-name="ce1" office:value-type="string" calcext:value-type="string">
            <text:p>Course Name</text:p>
          </table:table-cell>
          <table:table-cell table:style-name="ce1" office:value-type="string" calcext:value-type="string">
            <text:p>Course Link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English req</text:p>
          </table:table-cell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ECTS</text:p>
          </table:table-cell>
          <table:table-cell table:style-name="ce6" office:value-type="string" calcext:value-type="string">
            <text:p>Requirements</text:p>
          </table:table-cell>
          <table:table-cell table:style-name="ce1" office:value-type="string" calcext:value-type="string">
            <text:p>Link</text:p>
          </table:table-cell>
          <table:table-cell table:style-name="ce7" office:value-type="string" calcext:value-type="string">
            <text:p>About Fees</text:p>
          </table:table-cell>
          <table:table-cell table:style-name="ce7" office:value-type="string" calcext:value-type="string">
            <text:p>Accomodations</text:p>
          </table:table-cell>
          <table:table-cell table:style-name="ce7" office:value-type="string" calcext:value-type="string">
            <text:p>NC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WTH-Aachen </text:p>
          </table:table-cell>
          <table:table-cell office:value-type="string" calcext:value-type="string">
            <text:p>Physics M.Sc.</text:p>
          </table:table-cell>
          <table:table-cell office:value-type="string" calcext:value-type="string">
            <text:p><text:a xlink:href="http://www.rwth-aachen.de/go/id/bojy/lidx/1" xlink:type="simple">http://www.rwth-aachen.de/go/id/bojy/lidx/1</text:a></text:p>
          </table:table-cell>
          <table:table-cell office:value-type="string" calcext:value-type="string">
            <text:p>March 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achen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<text:a xlink:href="http://www.rwth-aachen.de/cms/~a/root/?lidx=1" xlink:type="simple">http://www.rwth-aachen.de/cms/~a/root/?lidx=1</text:a></text:p>
          </table:table-cell>
          <table:table-cell office:value-type="string" calcext:value-type="string">
            <text:p><text:a xlink:href="https://www.tum.de/en/studies/fees-and-financial-aid/#c9773" xlink:type="simple">https://www.tum.de/en/studies/fees-and-financial-aid/#c9773</text:a></text:p>
          </table:table-cell>
          <table:table-cell table:number-columns-repeated="2"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imulation Sciences</text:p>
          </table:table-cell>
          <table:table-cell office:value-type="string" calcext:value-type="string">
            <text:p><text:a xlink:href="http://www.rwth-aachen.de/go/id/bnzu/lidx/1" xlink:type="simple">http://www.rwth-aachen.de/go/id/bnzu/lidx/1</text:a></text:p>
          </table:table-cell>
          <table:table-cell office:value-type="string" calcext:value-type="string">
            <text:p><text:s text:c="6"/>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<text:a xlink:href="http://www.grs-sim.de/education/master/entry-requirements/background.html" xlink:type="simple">http://www.grs-sim.de/education/master/entry-requirements/background.html</text:a></text:p>
          </table:table-cell>
          <table:table-cell office:value-type="string" calcext:value-type="string">
            <text:p><text:s text:c="7"/></text:p>
          </table:table-cell>
          <table:table-cell/>
          <table:table-cell table:number-columns-repeated="2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UM</text:p>
          </table:table-cell>
          <table:table-cell office:value-type="string" calcext:value-type="string">
            <text:p>Computational Science and Engineering</text:p>
          </table:table-cell>
          <table:table-cell office:value-type="string" calcext:value-type="string">
            <text:p><text:a xlink:href="https://www.tum.de/en/studies/degree-programs/detail/computational-science-and-engineering-cse-master-of-science-msc/" xlink:type="simple">https://www.tum.de/en/studies/degree-programs/detail/computational-science-and-engineering-cse-master-of-science-msc/</text:a></text:p>
          </table:table-cell>
          <table:table-cell table:style-name="ce4" office:value-type="string" calcext:value-type="string">
            <text:p>01.01. - 31.05</text:p>
          </table:table-cell>
          <table:table-cell table:style-name="ce4" office:value-type="float" office:value="6.5" calcext:value-type="float">
            <text:p>6.5</text:p>
          </table:table-cell>
          <table:table-cell office:value-type="string" calcext:value-type="string">
            <text:p><text:a xlink:href="https://www.tum.de/en/about-tum/contact-directions/" xlink:type="simple">https://www.tum.de/en/about-tum/contact-directions/</text:a> 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<text:a xlink:href="https://www.in.tum.de/index.php?id=2332" xlink:type="simple">https://www.in.tum.de/index.php?id=2332</text:a> 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a xlink:href="https://www.tum.de/en/university-life/accommodations/" xlink:type="simple">https://www.tum.de/en/university-life/accommodations/</text:a> </text:p>
          </table:table-cell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euroengineering</text:p>
          </table:table-cell>
          <table:table-cell office:value-type="string" calcext:value-type="string">
            <text:p><text:a xlink:href="https://www.tum.de/en/studies/degree-programs/detail/neuroengineering-master-of-science-msc/" xlink:type="simple">https://www.tum.de/en/studies/degree-programs/detail/neuroengineering-master-of-science-msc/</text:a>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Power Engineering</text:p>
          </table:table-cell>
          <table:table-cell office:value-type="string" calcext:value-type="string">
            <text:p><text:a xlink:href="https://www.tum.de/en/studies/degree-programs/detail/power-engineering-master-of-science-msc/" xlink:type="simple">https://www.tum.de/en/studies/degree-programs/detail/power-engineering-master-of-science-msc/</text:a>  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oftware Engineering</text:p>
          </table:table-cell>
          <table:table-cell office:value-type="string" calcext:value-type="string">
            <text:p><text:a xlink:href="https://www.tum.de/en/studies/degree-programs/detail/software-engineering-master-of-science-msc/" xlink:type="simple">https://www.tum.de/en/studies/degree-programs/detail/software-engineering-master-of-science-msc/</text:a>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cience and Technology Studies (STS)</text:p>
          </table:table-cell>
          <table:table-cell office:value-type="string" calcext:value-type="string">
            <text:p><text:a xlink:href="https://www.tum.de/en/studies/degree-programs/detail/science-and-technology-studies-sts-master-of-arts-ma/" xlink:type="simple">https://www.tum.de/en/studies/degree-programs/detail/science-and-technology-studies-sts-master-of-arts-ma/</text:a>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HU-Berlin</text:p>
          </table:table-cell>
          <table:table-cell office:value-type="string" calcext:value-type="string">
            <text:p>Optical physics</text:p>
          </table:table-cell>
          <table:table-cell office:value-type="string" calcext:value-type="string">
            <text:p><text:a xlink:href="http://opticalsciences.physik.hu-berlin.de/#Application" xlink:type="simple">http://opticalsciences.physik.hu-berlin.de/#Application</text:a> </text:p>
          </table:table-cell>
          <table:table-cell office:value-type="string" calcext:value-type="string">
            <text:p>March 15, 2018.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<text:a xlink:href="http://opticalsciences.physik.hu-berlin.de/#Application" xlink:type="simple">http://opticalsciences.physik.hu-berlin.de/#Application</text:a>    </text:p>
          </table:table-cell>
          <table:table-cell office:value-type="string" calcext:value-type="string">
            <text:p><text:a xlink:href="https://www.hu-berlin.de/en/studies/compass.-the-central-information-service-en/wie-en?set_language=en" xlink:type="simple">https://www.hu-berlin.de/en/studies/compass.-the-central-information-service-en/wie-en?set_language=en</text:a> </text:p>
          </table:table-cell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NeuroScience</text:p>
          </table:table-cell>
          <table:table-cell office:value-type="string" calcext:value-type="string">
            <text:p><text:a xlink:href="https://www.bccn-berlin.de/Graduate+Programs/" xlink:type="simple">https://www.bccn-berlin.de/Graduate+Programs/</text:a>  </text:p>
          </table:table-cell>
          <table:table-cell office:value-type="string" calcext:value-type="string">
            <text:p><text:s text:c="3"/></text:p>
          </table:table-cell>
          <table:table-cell table:number-columns-repeated="3"/>
          <table:table-cell office:value-type="string" calcext:value-type="string">
            <text:p><text:a xlink:href="https://www.bccn-berlin.de/Graduiertenprogramm/Masterprogramm/2_Application/" xlink:type="simple">https://www.bccn-berlin.de/Graduiertenprogramm/Masterprogramm/2_Application/</text:a> </text:p>
          </table:table-cell>
          <table:table-cell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FAU</text:p>
          </table:table-cell>
          <table:table-cell office:value-type="string" calcext:value-type="string">
            <text:p>Optical physics</text:p>
          </table:table-cell>
          <table:table-cell office:value-type="string" calcext:value-type="string">
            <text:p><text:a xlink:href="http://www.aot.uni-erlangen.de/maot/home.html" xlink:type="simple">http://www.aot.uni-erlangen.de/maot/home.html</text:a> </text:p>
          </table:table-cell>
          <table:table-cell office:value-type="string" calcext:value-type="string">
            <text:p><text:s text:c="3"/>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<text:a xlink:href="https://www.fau.eu/international/international-applicants/important-information/" xlink:type="simple">https://www.fau.eu/international/international-applicants/important-information/</text:a> 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<text:a xlink:href="https://www.fau.eu/study/prospective-students/degree-programmes/international-degree-programmes/degree-programmes-taught-exclusively-in-english/" xlink:type="simple">https://www.fau.eu/study/prospective-students/degree-programmes/international-degree-programmes/degree-programmes-taught-exclusively-in-english/</text:a> 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a xlink:href="https://www.fau.eu/international/international-applicants/important-information/" xlink:type="simple">https://www.fau.eu/international/international-applicants/important-information/</text:a> </text:p>
          </table:table-cell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Physics M.Sc.</text:p>
          </table:table-cell>
          <table:table-cell office:value-type="string" calcext:value-type="string">
            <text:p><text:a xlink:href="https://www.physik.nat.fau.de/internationales/programme-and-courses/" xlink:type="simple">https://www.physik.nat.fau.de/internationales/programme-and-courses/</text:a> </text:p>
          </table:table-cell>
          <table:table-cell office:value-type="string" calcext:value-type="string">
            <text:p><text:s text:c="3"/></text:p>
          </table:table-cell>
          <table:table-cell/>
          <table:table-cell office:value-type="string" calcext:value-type="string">
            <text:p>Erlangen</text:p>
          </table:table-cell>
          <table:table-cell table:number-columns-repeated="3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Computational Engineering</text:p>
          </table:table-cell>
          <table:table-cell office:value-type="string" calcext:value-type="string">
            <text:p><text:a xlink:href="https://www.fau.eu/study/prospective-students/degree-programmes/international-degree-programmes/degree-programmes-taught-exclusively-in-english/ce/" xlink:type="simple">https://www.fau.eu/study/prospective-students/degree-programmes/international-degree-programmes/degree-programmes-taught-exclusively-in-english/ce/</text:a> 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table:number-columns-repeated="3"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table:style-name="ce2"/>
          <table:table-cell office:value-type="string" calcext:value-type="string">
            <text:p>Computational and Applyed Mathematics</text:p>
          </table:table-cell>
          <table:table-cell office:value-type="string" calcext:value-type="string">
            <text:p><text:a xlink:href="https://www.studium.math.fau.de/studienorganisation-und-studiengaenge/computational-and-applied-mathematics/" xlink:type="simple">https://www.studium.math.fau.de/studienorganisation-und-studiengaenge/computational-and-applied-mathematics/</text:a> </text:p>
          </table:table-cell>
          <table:table-cell office:value-type="string" calcext:value-type="string">
            <text:p><text:s text:c="3"/></text:p>
          </table:table-cell>
          <table:table-cell table:number-columns-repeated="5"/>
          <table:table-cell office:value-type="string" calcext:value-type="string">
            <text:p><text:s text:c="6"/>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olitecnico di Milano</text:p>
          </table:table-cell>
          <table:table-cell office:value-type="string" calcext:value-type="string">
            <text:p>ENGINEERING PHYSICS</text:p>
          </table:table-cell>
          <table:table-cell office:value-type="string" calcext:value-type="string">
            <text:p><text:a xlink:href="https://www.polimi.it/?id=6502&amp;anno=2017&amp;campus=&amp;scuola=&amp;corso=486&amp;L=1" xlink:type="simple">https://www.polimi.it/?id=6502&amp;anno=2017&amp;campus=&amp;scuola=&amp;corso=486&amp;L=1</text:a></text:p>
          </table:table-cell>
          <table:table-cell table:style-name="ce5" office:value-type="date" office:date-value="2018-03-13" calcext:value-type="date" table:number-columns-spanned="1" table:number-rows-spanned="5">
            <text:p>03/13/18</text:p>
          </table:table-cell>
          <table:table-cell office:value-type="float" office:value="6" calcext:value-type="float" table:number-columns-spanned="1" table:number-rows-spanned="5">
            <text:p>6</text:p>
          </table:table-cell>
          <table:table-cell table:number-columns-repeated="2"/>
          <table:table-cell office:value-type="string" calcext:value-type="string" table:number-columns-spanned="1" table:number-rows-spanned="5">
            <text:p><text:a xlink:href="http://www.polinternational.polimi.it/how-to-apply/laurea-magistrale/how-to-apply/list-of-documents-required-by-the-admissions-office/" xlink:type="simple">http://www.polinternational.polimi.it/how-to-apply/laurea-magistrale/how-to-apply/list-of-documents-required-by-the-admissions-office/</text:a></text:p>
          </table:table-cell>
          <table:table-cell/>
          <table:table-cell office:value-type="string" calcext:value-type="string" table:number-columns-spanned="1" table:number-rows-spanned="5">
            <text:p>4k euro per year <text:a xlink:href="http://www.polinternational.polimi.it/how-to-apply/fees/" xlink:type="simple">http://www.polinternational.polimi.it/how-to-apply/fees/</text:a>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NUCLEAR ENGINEERING</text:p>
          </table:table-cell>
          <table:table-cell office:value-type="string" calcext:value-type="string">
            <text:p><text:a xlink:href="https://www.polimi.it/?id=6502&amp;anno=2017&amp;campus=&amp;scuola=&amp;corso=476&amp;L=1" xlink:type="simple">https://www.polimi.it/?id=6502&amp;anno=2017&amp;campus=&amp;scuola=&amp;corso=476&amp;L=1</text:a></text:p>
          </table:table-cell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ELECTRONICS ENGINEERING</text:p>
          </table:table-cell>
          <table:table-cell office:value-type="string" calcext:value-type="string">
            <text:p><text:a xlink:href="https://www.polimi.it/?id=6502&amp;anno=2017&amp;campus=&amp;scuola=&amp;corso=478&amp;L=1" xlink:type="simple">https://www.polimi.it/?id=6502&amp;anno=2017&amp;campus=&amp;scuola=&amp;corso=478&amp;L=1</text:a></text:p>
          </table:table-cell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SPACE ENGINEERING</text:p>
          </table:table-cell>
          <table:table-cell office:value-type="string" calcext:value-type="string">
            <text:p><text:a xlink:href="https://www.polimi.it/?id=6502&amp;anno=2017&amp;campus=&amp;scuola=&amp;corso=470&amp;L=1" xlink:type="simple">https://www.polimi.it/?id=6502&amp;anno=2017&amp;campus=&amp;scuola=&amp;corso=470&amp;L=1</text:a></text:p>
          </table:table-cell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style-name="ce2"/>
          <table:table-cell office:value-type="string" calcext:value-type="string">
            <text:p>TELECOMMUNICATION ENGINEERING</text:p>
          </table:table-cell>
          <table:table-cell office:value-type="string" calcext:value-type="string">
            <text:p><text:a xlink:href="https://www.polimi.it/?id=6502&amp;anno=2017&amp;campus=&amp;scuola=&amp;corso=474&amp;L=1" xlink:type="simple">https://www.polimi.it/?id=6502&amp;anno=2017&amp;campus=&amp;scuola=&amp;corso=474&amp;L=1</text:a></text:p>
          </table:table-cell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lft University of Technology</text:p>
          </table:table-cell>
          <table:table-cell office:value-type="string" calcext:value-type="string">
            <text:p>100 euros fee for application</text:p>
          </table:table-cell>
          <table:table-cell office:value-type="string" calcext:value-type="string">
            <text:p><text:a xlink:href="https://www.tudelft.nl/en/education/programmes/masters/" xlink:type="simple">https://www.tudelft.nl/en/education/programmes/masters/</text:a></text:p>
          </table:table-cell>
          <table:table-cell table:number-columns-repeated="3"/>
          <table:table-cell office:value-type="string" calcext:value-type="string">
            <text:p>120 ECTS</text:p>
          </table:table-cell>
          <table:table-cell table:number-columns-repeated="4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<text:s text:c="6"/>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8:03:29.97634967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09:58:37.142285732</meta:creation-date>
    <meta:editing-duration>PT8H2M47S</meta:editing-duration>
    <meta:editing-cycles>9</meta:editing-cycles>
    <meta:generator>LibreOffice/5.0.3.2$Linux_X86_64 LibreOffice_project/00m0$Build-2</meta:generator>
    <dc:date>2017-08-19T18:23:02.766598846</dc:date>
    <dc:creator>dase </dc:creator>
    <meta:document-statistic meta:table-count="1" meta:cell-count="139" meta:object-count="0"/>
  </office:meta>
</office:document-meta>
</file>